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000000009AA65C26212537027D.png" manifest:media-type="image/png"/>
  <manifest:file-entry manifest:full-path="Pictures/10000201000003C50000045BCA685F88EEEEFE0E.png" manifest:media-type="image/png"/>
  <manifest:file-entry manifest:full-path="Pictures/10000201000000B1000001F3680CFF984E3995F2.png" manifest:media-type="image/png"/>
  <manifest:file-entry manifest:full-path="Pictures/10000200000003100000042B3CF722891D518D9D.png" manifest:media-type="image/png"/>
  <manifest:file-entry manifest:full-path="Pictures/TablePreview1.svm" manifest:media-type="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>
      <style:graphic-properties style:protect="size"/>
    </style:style>
    <style:style style:name="pr1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2.45cm" style:use-optimal-column-width="false"/>
    </style:style>
    <style:style style:name="ro1" style:family="table-row">
      <style:table-row-properties style:row-height="2.337cm"/>
    </style:style>
    <style:style style:name="ro2" style:family="table-row">
      <style:table-row-properties style:row-height="2.338cm"/>
    </style:style>
    <style:style style:name="ce1" style:family="table-cell">
      <loext:graphic-properties draw:fill="none" draw:textarea-vertical-align="top" fo:padding-top="0.176cm" fo:padding-bottom="0.176cm" fo:padding-left="0.176cm" fo:padding-right="0.176cm"/>
      <style:paragraph-properties fo:border="0.48pt solid #000000"/>
    </style:style>
    <style:style style:name="ce2" style:family="table-cell">
      <loext:graphic-properties draw:fill="solid" draw:fill-color="#000000" draw:textarea-vertical-align="middle" fo:padding-top="0.176cm" fo:padding-bottom="0.176cm" fo:padding-left="0.176cm" fo:padding-right="0.176cm"/>
      <style:paragraph-properties fo:border="0.48pt solid #000000"/>
    </style:style>
    <style:style style:name="ce3" style:family="table-cell">
      <loext:graphic-properties draw:fill="none" draw:textarea-vertical-align="top" fo:padding-top="0.176cm" fo:padding-bottom="0.176cm" fo:padding-left="0.176cm" fo:padding-right="0.176cm"/>
      <style:paragraph-properties fo:border-left="0.48pt solid #000000" fo:border-right="0.48pt solid #ffffff" fo:border-top="0.48pt solid #000000" fo:border-bottom="0.48pt solid #000000"/>
    </style:style>
    <style:style style:name="ce4" style:family="table-cell">
      <loext:graphic-properties draw:fill="none" draw:textarea-vertical-align="top" fo:padding-top="0.176cm" fo:padding-bottom="0.176cm" fo:padding-left="0.176cm" fo:padding-right="0.176cm"/>
      <style:paragraph-properties fo:border-left="0.48pt solid #ffffff" fo:border-right="0.48pt solid #ffffff" fo:border-top="0.48pt solid #000000" fo:border-bottom="0.48pt solid #000000"/>
    </style:style>
    <style:style style:name="ce5" style:family="table-cell">
      <loext:graphic-properties draw:fill="none" draw:textarea-vertical-align="top" fo:padding-top="0.176cm" fo:padding-bottom="0.176cm" fo:padding-left="0.176cm" fo:padding-right="0.176cm"/>
      <style:paragraph-properties fo:border-left="0.48pt solid #ffffff" fo:border-right="0.48pt solid #000000" fo:border-top="0.48pt solid #000000" fo:border-bottom="0.48pt solid #000000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20pt" fo:letter-spacing="normal" fo:font-style="normal" style:text-underline-style="none" fo:font-weight="bold" style:font-name-asian="Arial" style:font-size-asian="20pt" style:font-style-asian="normal" style:font-weight-asian="bold" style:font-name-complex="Arial" style:font-size-complex="2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draw:style-name="standard" draw:layer="layout" svg:width="24.499cm" svg:height="11.685cm" svg:x="0.449cm" svg:y="1.428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2">
                <text:p text:style-name="P1"><text:span text:style-name="T1">Fin</text:span></text:p>
              </table:table-cell>
            </table:table-row>
            <table:table-row table:style-name="ro1" table:default-cell-style-name="ce4">
              <table:table-cell table:style-name="ce1"/>
              <table:table-cell table:style-name="ce3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4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5"/>
              <table:table-cell table:style-name="ce1"/>
            </table:table-row>
            <table:table-row table:style-name="ro2" table:default-cell-style-name="ce1">
              <table:table-cell table:style-name="ce2">
                <text:p text:style-name="P1"><text:span text:style-name="T1">Inicio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name="Google Shape;55;p13" draw:style-name="gr1" draw:text-style-name="P2" draw:layer="layout" svg:width="2.275cm" svg:height="3.067cm" svg:x="7.974cm" svg:y="8.018cm">
          <draw:image xlink:href="Pictures/10000200000003100000042B3CF722891D518D9D.png" xlink:type="simple" xlink:show="embed" xlink:actuate="onLoad">
            <text:p/>
          </draw:image>
        </draw:frame>
        <draw:frame draw:name="Google Shape;56;p13" draw:style-name="gr1" draw:text-style-name="P2" draw:layer="layout" svg:width="1.395cm" svg:height="3.067cm" svg:x="10.849cm" svg:y="3.328cm">
          <draw:image xlink:href="Pictures/10000201000000B1000001F3680CFF984E3995F2.png" xlink:type="simple" xlink:show="embed" xlink:actuate="onLoad">
            <text:p/>
          </draw:image>
        </draw:frame>
        <draw:frame draw:name="Google Shape;57;p13" draw:style-name="gr1" draw:text-style-name="P2" draw:layer="layout" svg:width="1.395cm" svg:height="3.067cm" svg:x="17.838cm" svg:y="8.018cm">
          <draw:image xlink:href="Pictures/10000201000000B1000001F3680CFF984E3995F2.png" xlink:type="simple" xlink:show="embed" xlink:actuate="onLoad">
            <text:p/>
          </draw:image>
        </draw:frame>
        <draw:frame draw:name="Google Shape;58;p13" draw:style-name="gr1" draw:text-style-name="P2" draw:layer="layout" svg:width="2.275cm" svg:height="3.067cm" svg:x="20.225cm" svg:y="3.328cm">
          <draw:image xlink:href="Pictures/10000200000003100000042B3CF722891D518D9D.png" xlink:type="simple" xlink:show="embed" xlink:actuate="onLoad">
            <text:p/>
          </draw:image>
        </draw:frame>
        <draw:frame draw:name="Google Shape;59;p13" draw:style-name="gr1" draw:text-style-name="P2" draw:layer="layout" svg:width="2.011cm" svg:height="2.317cm" svg:x="0.449cm" svg:y="9.129cm">
          <draw:image xlink:href="Pictures/10000201000003C50000045BCA685F88EEEEFE0E.png" xlink:type="simple" xlink:show="embed" xlink:actuate="onLoad">
            <text:p/>
          </draw:image>
        </draw:frame>
        <draw:frame draw:name="Google Shape;60;p13" draw:style-name="gr1" draw:text-style-name="P2" draw:layer="layout" svg:width="3.239cm" svg:height="0.967cm" svg:x="21.71cm" svg:y="0.19cm">
          <draw:image xlink:href="Pictures/10000201000002000000009AA65C26212537027D.png" xlink:type="simple" xlink:show="embed" xlink:actuate="onLoad">
            <text:p/>
          </draw:image>
        </draw:frame>
        <draw:custom-shape draw:name="Google Shape;61;p13" draw:style-name="gr2" draw:text-style-name="P3" draw:layer="layout" svg:width="24.501cm" svg:height="1.064cm" svg:x="0.449cm" svg:y="0.204cm">
          <text:p text:style-name="P1"><text:span text:style-name="T2">Escaleras y Tobogan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p:notes" draw:style-name="gr3" draw:layer="layout" svg:width="16.933cm" svg:height="9.524cm" svg:x="1.059cm" svg:y="1.905cm" draw:page-number="1" presentation:class="page"/>
          <draw:frame draw:name="Google Shape;52;p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8"/>
    <meta:generator>LibreOfficeDev/6.0.5.2$Linux_X86_64 LibreOffice_project/</meta:generator>
  </office:meta>
</office:document-meta>
</file>